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5" style:family="table-cell" style:parent-style-name="Default" style:data-style-name="N1">
      <style:table-cell-properties fo:background-color="#eeeeee"/>
    </style:style>
    <style:style style:name="ce6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11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9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32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37" style:family="table-cell" style:parent-style-name="Default" style:data-style-name="N123">
      <style:table-cell-properties fo:background-color="#eeeeee"/>
    </style:style>
    <style:style style:name="ce39" style:family="table-cell" style:parent-style-name="Default" style:data-style-name="N123"/>
    <style:style style:name="ce2" style:family="table-cell" style:parent-style-name="Default" style:data-style-name="N1"/>
    <style:style style:name="ce42" style:family="table-cell" style:parent-style-name="Default" style:data-style-name="N123">
      <style:table-cell-properties fo:background-color="#eeeeee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46" style:family="table-cell" style:parent-style-name="Default" style:data-style-name="N123">
      <style:table-cell-properties fo:background-color="#eeeee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386in" svg:height="5.6992in" svg:x="1.413in" svg:y="0.2512in">
            <draw:object draw:notify-on-update-of-ranges="Sheet1.A50:Sheet1.A50 Sheet1.C50:Sheet1.N50 Sheet1.A53:Sheet1.A53 Sheet1.C53:Sheet1.N53 Sheet1.A56:Sheet1.A56 Sheet1.C56:Sheet1.N56 Sheet1.A59:Sheet1.A59 Sheet1.C59:Sheet1.N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1006" table:default-cell-style-name="Default"/>
        <table:table-column table:style-name="co7" table:number-columns-repeated="4" table:default-cell-style-name="Default"/>
        <table:table-row table:style-name="ro1" table:number-rows-repeated="11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21"/>
          <table:table-cell table:style-name="ce33" table:number-columns-repeated="3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4" office:value-type="string" calcext:value-type="string">
            <text:p>::gentoo</text:p>
          </table:table-cell>
          <table:table-cell table:style-name="ce22" office:value-type="string" calcext:value-type="string">
            <text:p>coverage</text:p>
          </table:table-cell>
          <table:table-cell table:style-name="ce15" office:value-type="float" office:value="1451" calcext:value-type="float">
            <text:p>1451</text:p>
          </table:table-cell>
          <table:table-cell table:style-name="ce15" office:value-type="float" office:value="1747" calcext:value-type="float">
            <text:p>1747</text:p>
          </table:table-cell>
          <table:table-cell table:style-name="ce15" office:value-type="float" office:value="1434" calcext:value-type="float">
            <text:p>1434</text:p>
          </table:table-cell>
          <table:table-cell table:style-name="ce15" office:value-type="float" office:value="2131" calcext:value-type="float">
            <text:p>2131</text:p>
          </table:table-cell>
          <table:table-cell table:style-name="ce15" office:value-type="float" office:value="3026" calcext:value-type="float">
            <text:p>3026</text:p>
          </table:table-cell>
          <table:table-cell table:style-name="ce15" office:value-type="float" office:value="2083" calcext:value-type="float">
            <text:p>2083</text:p>
          </table:table-cell>
          <table:table-cell table:style-name="ce15" office:value-type="float" office:value="2272" calcext:value-type="float">
            <text:p>2272</text:p>
          </table:table-cell>
          <table:table-cell table:style-name="ce15" office:value-type="float" office:value="1241" calcext:value-type="float">
            <text:p>1241</text:p>
          </table:table-cell>
          <table:table-cell table:style-name="ce15" office:value-type="float" office:value="638" calcext:value-type="float">
            <text:p>638</text:p>
          </table:table-cell>
          <table:table-cell table:style-name="ce15" office:value-type="float" office:value="197" calcext:value-type="float">
            <text:p>197</text:p>
          </table:table-cell>
          <table:table-cell table:style-name="ce15"/>
          <table:table-cell table:style-name="ce12"/>
          <table:table-cell/>
          <table:table-cell table:style-name="ce51" table:number-columns-repeated="1009"/>
        </table:table-row>
        <table:table-row table:style-name="ro1">
          <table:table-cell table:style-name="ce15" office:value-type="float" office:value="19300" calcext:value-type="float">
            <text:p>19300</text:p>
          </table:table-cell>
          <table:table-cell table:style-name="ce4" office:value-type="string" calcext:value-type="string">
            <text:p>cumulated</text:p>
          </table:table-cell>
          <table:table-cell table:style-name="ce15" table:formula="of:=[.C38]" office:value-type="float" office:value="1451" calcext:value-type="float">
            <text:p>1451</text:p>
          </table:table-cell>
          <table:table-cell table:style-name="ce15" table:formula="of:=[.C39]+[.D38]" office:value-type="float" office:value="3198" calcext:value-type="float">
            <text:p>3198</text:p>
          </table:table-cell>
          <table:table-cell table:style-name="ce15" table:formula="of:=[.D39]+[.E38]" office:value-type="float" office:value="4632" calcext:value-type="float">
            <text:p>4632</text:p>
          </table:table-cell>
          <table:table-cell table:style-name="ce15" table:formula="of:=[.E39]+[.F38]" office:value-type="float" office:value="6763" calcext:value-type="float">
            <text:p>6763</text:p>
          </table:table-cell>
          <table:table-cell table:style-name="ce15" table:formula="of:=[.F39]+[.G38]" office:value-type="float" office:value="9789" calcext:value-type="float">
            <text:p>9789</text:p>
          </table:table-cell>
          <table:table-cell table:style-name="ce15" table:formula="of:=[.G39]+[.H38]" office:value-type="float" office:value="11872" calcext:value-type="float">
            <text:p>11872</text:p>
          </table:table-cell>
          <table:table-cell table:style-name="ce15" table:formula="of:=[.H39]+[.I38]" office:value-type="float" office:value="14144" calcext:value-type="float">
            <text:p>14144</text:p>
          </table:table-cell>
          <table:table-cell table:style-name="ce15" table:formula="of:=[.I39]+[.J38]" office:value-type="float" office:value="15385" calcext:value-type="float">
            <text:p>15385</text:p>
          </table:table-cell>
          <table:table-cell table:style-name="ce15" table:formula="of:=[.J39]+[.K38]" office:value-type="float" office:value="16023" calcext:value-type="float">
            <text:p>16023</text:p>
          </table:table-cell>
          <table:table-cell table:style-name="ce15" table:formula="of:=[.K39]+[.L38]" office:value-type="float" office:value="16220" calcext:value-type="float">
            <text:p>16220</text:p>
          </table:table-cell>
          <table:table-cell table:style-name="ce15"/>
          <table:table-cell table:style-name="ce12"/>
          <table:table-cell/>
          <table:table-cell table:style-name="ce51" table:number-columns-repeated="1009"/>
        </table:table-row>
        <table:table-row table:style-name="ro1">
          <table:table-cell table:style-name="ce6" office:value-type="percentage" office:value="1" calcext:value-type="percentage">
            <text:p>100%</text:p>
          </table:table-cell>
          <table:table-cell table:style-name="ce12"/>
          <table:table-cell table:style-name="ce32" table:formula="of:=[.C39]/[.$A39]" office:value-type="percentage" office:value="0.0751813471502591" calcext:value-type="percentage">
            <text:p>8%</text:p>
          </table:table-cell>
          <table:table-cell table:style-name="ce32" table:formula="of:=[.D39]/[.$A39]" office:value-type="percentage" office:value="0.165699481865285" calcext:value-type="percentage">
            <text:p>17%</text:p>
          </table:table-cell>
          <table:table-cell table:style-name="ce32" table:formula="of:=[.E39]/[.$A39]" office:value-type="percentage" office:value="0.24" calcext:value-type="percentage">
            <text:p>24%</text:p>
          </table:table-cell>
          <table:table-cell table:style-name="ce32" table:formula="of:=[.F39]/[.$A39]" office:value-type="percentage" office:value="0.350414507772021" calcext:value-type="percentage">
            <text:p>35%</text:p>
          </table:table-cell>
          <table:table-cell table:style-name="ce32" table:formula="of:=[.G39]/[.$A39]" office:value-type="percentage" office:value="0.50720207253886" calcext:value-type="percentage">
            <text:p>51%</text:p>
          </table:table-cell>
          <table:table-cell table:style-name="ce32" table:formula="of:=[.H39]/[.$A39]" office:value-type="percentage" office:value="0.615129533678756" calcext:value-type="percentage">
            <text:p>62%</text:p>
          </table:table-cell>
          <table:table-cell table:style-name="ce32" table:formula="of:=[.I39]/[.$A39]" office:value-type="percentage" office:value="0.732849740932642" calcext:value-type="percentage">
            <text:p>73%</text:p>
          </table:table-cell>
          <table:table-cell table:style-name="ce32" table:formula="of:=[.J39]/[.$A39]" office:value-type="percentage" office:value="0.797150259067357" calcext:value-type="percentage">
            <text:p>80%</text:p>
          </table:table-cell>
          <table:table-cell table:style-name="ce32" table:formula="of:=[.K39]/[.$A39]" office:value-type="percentage" office:value="0.83020725388601" calcext:value-type="percentage">
            <text:p>83%</text:p>
          </table:table-cell>
          <table:table-cell table:style-name="ce32" table:formula="of:=[.L39]/[.$A39]" office:value-type="percentage" office:value="0.840414507772021" calcext:value-type="percentage">
            <text:p>84%</text:p>
          </table:table-cell>
          <table:table-cell table:style-name="ce15" table:number-columns-repeated="2"/>
          <table:table-cell table:style-name="ce51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42]+1" office:value-type="float" office:value="2" calcext:value-type="float">
            <text:p>2</text:p>
          </table:table-cell>
          <table:table-cell table:style-name="ce35" table:formula="of:=[.D42]+1" office:value-type="float" office:value="3" calcext:value-type="float">
            <text:p>3</text:p>
          </table:table-cell>
          <table:table-cell table:style-name="ce35" table:formula="of:=[.E42]+1" office:value-type="float" office:value="4" calcext:value-type="float">
            <text:p>4</text:p>
          </table:table-cell>
          <table:table-cell table:style-name="ce35" table:formula="of:=[.F42]+1" office:value-type="float" office:value="5" calcext:value-type="float">
            <text:p>5</text:p>
          </table:table-cell>
          <table:table-cell table:style-name="ce35" table:formula="of:=[.G42]+1" office:value-type="float" office:value="6" calcext:value-type="float">
            <text:p>6</text:p>
          </table:table-cell>
          <table:table-cell table:style-name="ce35" table:formula="of:=[.H42]+1" office:value-type="float" office:value="7" calcext:value-type="float">
            <text:p>7</text:p>
          </table:table-cell>
          <table:table-cell table:style-name="ce35" table:formula="of:=[.I42]+1" office:value-type="float" office:value="8" calcext:value-type="float">
            <text:p>8</text:p>
          </table:table-cell>
          <table:table-cell table:style-name="ce35" table:formula="of:=[.J42]+1" office:value-type="float" office:value="9" calcext:value-type="float">
            <text:p>9</text:p>
          </table:table-cell>
          <table:table-cell table:style-name="ce35" table:formula="of:=[.K42]+1" office:value-type="float" office:value="10" calcext:value-type="float">
            <text:p>10</text:p>
          </table:table-cell>
          <table:table-cell table:style-name="ce35" table:formula="of:=[.L42]+1" office:value-type="float" office:value="11" calcext:value-type="float">
            <text:p>11</text:p>
          </table:table-cell>
          <table:table-cell table:style-name="ce35" table:formula="of:=[.M42]+1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14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4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4"/>
          <table:table-cell table:style-name="ce51" table:number-columns-repeated="1010"/>
        </table:table-row>
        <table:table-row table:style-name="ro1">
          <table:table-cell table:style-name="ce10" table:formula="of:=AVERAGE([.C45:.M45])" office:value-type="float" office:value="902.929166666667" calcext:value-type="float">
            <text:p>902.93</text:p>
          </table:table-cell>
          <table:table-cell table:style-name="ce28" office:value-type="string" calcext:value-type="string">
            <text:p>avg emerges</text:p>
          </table:table-cell>
          <table:table-cell table:style-name="ce37" table:formula="of:=AVERAGEIF([.C63:.C96];&quot;&gt;0&quot;)" office:value-type="float" office:value="1474.5" calcext:value-type="float">
            <text:p>1474.5</text:p>
          </table:table-cell>
          <table:table-cell table:style-name="ce37" table:formula="of:=AVERAGEIF([.D63:.D96];&quot;&gt;0&quot;)" office:value-type="float" office:value="1413.08333333333" calcext:value-type="float">
            <text:p>1413.1</text:p>
          </table:table-cell>
          <table:table-cell table:style-name="ce37" table:formula="of:=AVERAGEIF([.E63:.E96];&quot;&gt;0&quot;)" office:value-type="float" office:value="1271.16666666667" calcext:value-type="float">
            <text:p>1271.2</text:p>
          </table:table-cell>
          <table:table-cell table:style-name="ce37" table:formula="of:=AVERAGEIF([.F63:.F96];&quot;&gt;0&quot;)" office:value-type="float" office:value="1077.58333333333" calcext:value-type="float">
            <text:p>1077.6</text:p>
          </table:table-cell>
          <table:table-cell table:style-name="ce37" table:formula="of:=AVERAGEIF([.G63:.G96];&quot;&gt;0&quot;)" office:value-type="float" office:value="924.583333333333" calcext:value-type="float">
            <text:p>924.6</text:p>
          </table:table-cell>
          <table:table-cell table:style-name="ce37" table:formula="of:=AVERAGEIF([.H63:.H96];&quot;&gt;0&quot;)" office:value-type="float" office:value="586.375" calcext:value-type="float">
            <text:p>586.4</text:p>
          </table:table-cell>
          <table:table-cell table:style-name="ce37" table:formula="of:=AVERAGEIF([.I63:.I96];&quot;&gt;0&quot;)" office:value-type="float" office:value="498" calcext:value-type="float">
            <text:p>498.0</text:p>
          </table:table-cell>
          <table:table-cell table:style-name="ce37" table:formula="of:=AVERAGEIF([.J63:.J96];&quot;&gt;0&quot;)" office:value-type="float" office:value="752" calcext:value-type="float">
            <text:p>752.0</text:p>
          </table:table-cell>
          <table:table-cell table:style-name="ce37" table:formula="of:=AVERAGEIF([.K63:.K96];&quot;&gt;0&quot;)" office:value-type="float" office:value="719" calcext:value-type="float">
            <text:p>719.0</text:p>
          </table:table-cell>
          <table:table-cell table:style-name="ce37" table:formula="of:=AVERAGEIF([.L63:.L96];&quot;&gt;0&quot;)" office:value-type="float" office:value="313" calcext:value-type="float">
            <text:p>313.0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45:.C45])" office:value-type="float" office:value="1474.5" calcext:value-type="float">
            <text:p>1474.5</text:p>
          </table:table-cell>
          <table:table-cell table:style-name="ce37" table:formula="of:=SUM([.$C$45:.D45])" office:value-type="float" office:value="2887.58333333333" calcext:value-type="float">
            <text:p>2887.6</text:p>
          </table:table-cell>
          <table:table-cell table:style-name="ce37" table:formula="of:=SUM([.$C$45:.E45])" office:value-type="float" office:value="4158.75" calcext:value-type="float">
            <text:p>4158.8</text:p>
          </table:table-cell>
          <table:table-cell table:style-name="ce37" table:formula="of:=SUM([.$C$45:.F45])" office:value-type="float" office:value="5236.33333333333" calcext:value-type="float">
            <text:p>5236.3</text:p>
          </table:table-cell>
          <table:table-cell table:style-name="ce37" table:formula="of:=SUM([.$C$45:.G45])" office:value-type="float" office:value="6160.91666666667" calcext:value-type="float">
            <text:p>6160.9</text:p>
          </table:table-cell>
          <table:table-cell table:style-name="ce37" table:formula="of:=SUM([.$C$45:.H45])" office:value-type="float" office:value="6747.29166666667" calcext:value-type="float">
            <text:p>6747.3</text:p>
          </table:table-cell>
          <table:table-cell table:style-name="ce37" table:formula="of:=SUM([.$C$45:.I45])" office:value-type="float" office:value="7245.29166666667" calcext:value-type="float">
            <text:p>7245.3</text:p>
          </table:table-cell>
          <table:table-cell table:style-name="ce37" table:formula="of:=SUM([.$C$45:.J45])" office:value-type="float" office:value="7997.29166666667" calcext:value-type="float">
            <text:p>7997.3</text:p>
          </table:table-cell>
          <table:table-cell table:style-name="ce37" table:formula="of:=SUM([.$C$45:.K45])" office:value-type="float" office:value="8716.29166666667" calcext:value-type="float">
            <text:p>8716.3</text:p>
          </table:table-cell>
          <table:table-cell table:style-name="ce37" table:formula="of:=SUM([.$C$45:.L45])" office:value-type="float" office:value="9029.29166666667" calcext:value-type="float">
            <text:p>9029.3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1" office:value-type="string" calcext:value-type="string">
            <text:p>overhead</text:p>
          </table:table-cell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0]" office:value-type="float" office:value="-5025.5" calcext:value-type="float">
            <text:p>-5025.5</text:p>
          </table:table-cell>
          <table:table-cell table:style-name="ce37" table:formula="of:=[.D$46]-[.$A50]" office:value-type="float" office:value="-3612.41666666667" calcext:value-type="float">
            <text:p>-3612.4</text:p>
          </table:table-cell>
          <table:table-cell table:style-name="ce37" table:formula="of:=[.E$46]-[.$A50]" office:value-type="float" office:value="-2341.25" calcext:value-type="float">
            <text:p>-2341.3</text:p>
          </table:table-cell>
          <table:table-cell table:style-name="ce37" table:formula="of:=[.F$46]-[.$A50]" office:value-type="float" office:value="-1263.66666666667" calcext:value-type="float">
            <text:p>-1263.7</text:p>
          </table:table-cell>
          <table:table-cell table:style-name="ce37" table:formula="of:=[.G$46]-[.$A50]" office:value-type="float" office:value="-339.083333333334" calcext:value-type="float">
            <text:p>-339.1</text:p>
          </table:table-cell>
          <table:table-cell table:style-name="ce37" table:formula="of:=[.H$46]-[.$A50]" office:value-type="float" office:value="247.291666666666" calcext:value-type="float">
            <text:p>247.3</text:p>
          </table:table-cell>
          <table:table-cell table:style-name="ce37" table:formula="of:=[.I$46]-[.$A50]" office:value-type="float" office:value="745.291666666666" calcext:value-type="float">
            <text:p>745.3</text:p>
          </table:table-cell>
          <table:table-cell table:style-name="ce37" table:formula="of:=[.J$46]-[.$A50]" office:value-type="float" office:value="1497.29166666667" calcext:value-type="float">
            <text:p>1497.3</text:p>
          </table:table-cell>
          <table:table-cell table:style-name="ce37" table:formula="of:=[.K$46]-[.$A50]" office:value-type="float" office:value="2216.29166666667" calcext:value-type="float">
            <text:p>2216.3</text:p>
          </table:table-cell>
          <table:table-cell table:style-name="ce37" table:formula="of:=[.L$46]-[.$A50]" office:value-type="float" office:value="2529.29166666667" calcext:value-type="float">
            <text:p>2529.3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6500" calcext:value-type="float">
            <text:p>6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49]/[.C$42]" office:value-type="float" office:value="-5025.5" calcext:value-type="float">
            <text:p>-5025.5</text:p>
          </table:table-cell>
          <table:table-cell table:style-name="ce37" table:formula="of:=[.D49]/[.D$42]" office:value-type="float" office:value="-1806.20833333333" calcext:value-type="float">
            <text:p>-1806.2</text:p>
          </table:table-cell>
          <table:table-cell table:style-name="ce37" table:formula="of:=[.E49]/[.E$42]" office:value-type="float" office:value="-780.416666666667" calcext:value-type="float">
            <text:p>-780.4</text:p>
          </table:table-cell>
          <table:table-cell table:style-name="ce37" table:formula="of:=[.F49]/[.F$42]" office:value-type="float" office:value="-315.916666666667" calcext:value-type="float">
            <text:p>-315.9</text:p>
          </table:table-cell>
          <table:table-cell table:style-name="ce37" table:formula="of:=[.G49]/[.G$42]" office:value-type="float" office:value="-67.8166666666668" calcext:value-type="float">
            <text:p>-67.8</text:p>
          </table:table-cell>
          <table:table-cell table:style-name="ce37" table:formula="of:=[.H49]/[.H$42]" office:value-type="float" office:value="41.2152777777777" calcext:value-type="float">
            <text:p>41.2</text:p>
          </table:table-cell>
          <table:table-cell table:style-name="ce37" table:formula="of:=[.I49]/[.I$42]" office:value-type="float" office:value="106.470238095238" calcext:value-type="float">
            <text:p>106.5</text:p>
          </table:table-cell>
          <table:table-cell table:style-name="ce37" table:formula="of:=[.J49]/[.J$42]" office:value-type="float" office:value="187.161458333333" calcext:value-type="float">
            <text:p>187.2</text:p>
          </table:table-cell>
          <table:table-cell table:style-name="ce37" table:formula="of:=[.K49]/[.K$42]" office:value-type="float" office:value="246.25462962963" calcext:value-type="float">
            <text:p>246.3</text:p>
          </table:table-cell>
          <table:table-cell table:style-name="ce37" table:formula="of:=[.L49]/[.L$42]" office:value-type="float" office:value="252.929166666667" calcext:value-type="float">
            <text:p>252.9</text:p>
          </table:table-cell>
          <table:table-cell table:style-name="ce46"/>
          <table:table-cell table:style-name="ce42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3]" office:value-type="float" office:value="-3525.5" calcext:value-type="float">
            <text:p>-3525.5</text:p>
          </table:table-cell>
          <table:table-cell table:style-name="ce37" table:formula="of:=[.D$46]-[.$A53]" office:value-type="float" office:value="-2112.41666666667" calcext:value-type="float">
            <text:p>-2112.4</text:p>
          </table:table-cell>
          <table:table-cell table:style-name="ce37" table:formula="of:=[.E$46]-[.$A53]" office:value-type="float" office:value="-841.25" calcext:value-type="float">
            <text:p>-841.3</text:p>
          </table:table-cell>
          <table:table-cell table:style-name="ce37" table:formula="of:=[.F$46]-[.$A53]" office:value-type="float" office:value="236.333333333333" calcext:value-type="float">
            <text:p>236.3</text:p>
          </table:table-cell>
          <table:table-cell table:style-name="ce37" table:formula="of:=[.G$46]-[.$A53]" office:value-type="float" office:value="1160.91666666667" calcext:value-type="float">
            <text:p>1160.9</text:p>
          </table:table-cell>
          <table:table-cell table:style-name="ce37" table:formula="of:=[.H$46]-[.$A53]" office:value-type="float" office:value="1747.29166666667" calcext:value-type="float">
            <text:p>1747.3</text:p>
          </table:table-cell>
          <table:table-cell table:style-name="ce37" table:formula="of:=[.I$46]-[.$A53]" office:value-type="float" office:value="2245.29166666667" calcext:value-type="float">
            <text:p>2245.3</text:p>
          </table:table-cell>
          <table:table-cell table:style-name="ce37" table:formula="of:=[.J$46]-[.$A53]" office:value-type="float" office:value="2997.29166666667" calcext:value-type="float">
            <text:p>2997.3</text:p>
          </table:table-cell>
          <table:table-cell table:style-name="ce37" table:formula="of:=[.K$46]-[.$A53]" office:value-type="float" office:value="3716.29166666667" calcext:value-type="float">
            <text:p>3716.3</text:p>
          </table:table-cell>
          <table:table-cell table:style-name="ce37" table:formula="of:=[.L$46]-[.$A53]" office:value-type="float" office:value="4029.29166666667" calcext:value-type="float">
            <text:p>4029.3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2]/[.C$42]" office:value-type="float" office:value="-3525.5" calcext:value-type="float">
            <text:p>-3525.5</text:p>
          </table:table-cell>
          <table:table-cell table:style-name="ce37" table:formula="of:=[.D52]/[.D$42]" office:value-type="float" office:value="-1056.20833333333" calcext:value-type="float">
            <text:p>-1056.2</text:p>
          </table:table-cell>
          <table:table-cell table:style-name="ce37" table:formula="of:=[.E52]/[.E$42]" office:value-type="float" office:value="-280.416666666667" calcext:value-type="float">
            <text:p>-280.4</text:p>
          </table:table-cell>
          <table:table-cell table:style-name="ce37" table:formula="of:=[.F52]/[.F$42]" office:value-type="float" office:value="59.0833333333333" calcext:value-type="float">
            <text:p>59.1</text:p>
          </table:table-cell>
          <table:table-cell table:style-name="ce37" table:formula="of:=[.G52]/[.G$42]" office:value-type="float" office:value="232.183333333333" calcext:value-type="float">
            <text:p>232.2</text:p>
          </table:table-cell>
          <table:table-cell table:style-name="ce37" table:formula="of:=[.H52]/[.H$42]" office:value-type="float" office:value="291.215277777778" calcext:value-type="float">
            <text:p>291.2</text:p>
          </table:table-cell>
          <table:table-cell table:style-name="ce42" table:formula="of:=[.I52]/[.I$42]" office:value-type="float" office:value="320.755952380952" calcext:value-type="float">
            <text:p>320.8</text:p>
          </table:table-cell>
          <table:table-cell table:style-name="ce42" table:formula="of:=[.J52]/[.J$42]" office:value-type="float" office:value="374.661458333333" calcext:value-type="float">
            <text:p>374.7</text:p>
          </table:table-cell>
          <table:table-cell table:style-name="ce46" table:formula="of:=[.K52]/[.K$42]" office:value-type="float" office:value="412.921296296296" calcext:value-type="float">
            <text:p>412.9</text:p>
          </table:table-cell>
          <table:table-cell table:style-name="ce42" table:formula="of:=[.L52]/[.L$42]" office:value-type="float" office:value="402.929166666667" calcext:value-type="float">
            <text:p>402.9</text:p>
          </table:table-cell>
          <table:table-cell table:style-name="ce46"/>
          <table:table-cell table:style-name="ce37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10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6]" office:value-type="float" office:value="-2025.5" calcext:value-type="float">
            <text:p>-2025.5</text:p>
          </table:table-cell>
          <table:table-cell table:style-name="ce37" table:formula="of:=[.D$46]-[.$A56]" office:value-type="float" office:value="-612.416666666667" calcext:value-type="float">
            <text:p>-612.4</text:p>
          </table:table-cell>
          <table:table-cell table:style-name="ce37" table:formula="of:=[.E$46]-[.$A56]" office:value-type="float" office:value="658.75" calcext:value-type="float">
            <text:p>658.8</text:p>
          </table:table-cell>
          <table:table-cell table:style-name="ce37" table:formula="of:=[.F$46]-[.$A56]" office:value-type="float" office:value="1736.33333333333" calcext:value-type="float">
            <text:p>1736.3</text:p>
          </table:table-cell>
          <table:table-cell table:style-name="ce37" table:formula="of:=[.G$46]-[.$A56]" office:value-type="float" office:value="2660.91666666667" calcext:value-type="float">
            <text:p>2660.9</text:p>
          </table:table-cell>
          <table:table-cell table:style-name="ce37" table:formula="of:=[.H$46]-[.$A56]" office:value-type="float" office:value="3247.29166666667" calcext:value-type="float">
            <text:p>3247.3</text:p>
          </table:table-cell>
          <table:table-cell table:style-name="ce37" table:formula="of:=[.I$46]-[.$A56]" office:value-type="float" office:value="3745.29166666667" calcext:value-type="float">
            <text:p>3745.3</text:p>
          </table:table-cell>
          <table:table-cell table:style-name="ce37" table:formula="of:=[.J$46]-[.$A56]" office:value-type="float" office:value="4497.29166666667" calcext:value-type="float">
            <text:p>4497.3</text:p>
          </table:table-cell>
          <table:table-cell table:style-name="ce37" table:formula="of:=[.K$46]-[.$A56]" office:value-type="float" office:value="5216.29166666667" calcext:value-type="float">
            <text:p>5216.3</text:p>
          </table:table-cell>
          <table:table-cell table:style-name="ce37" table:formula="of:=[.L$46]-[.$A56]" office:value-type="float" office:value="5529.29166666667" calcext:value-type="float">
            <text:p>5529.3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3500" calcext:value-type="float">
            <text:p>3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5]/[.C$42]" office:value-type="float" office:value="-2025.5" calcext:value-type="float">
            <text:p>-2025.5</text:p>
          </table:table-cell>
          <table:table-cell table:style-name="ce37" table:formula="of:=[.D55]/[.D$42]" office:value-type="float" office:value="-306.208333333333" calcext:value-type="float">
            <text:p>-306.2</text:p>
          </table:table-cell>
          <table:table-cell table:style-name="ce37" table:formula="of:=[.E55]/[.E$42]" office:value-type="float" office:value="219.583333333333" calcext:value-type="float">
            <text:p>219.6</text:p>
          </table:table-cell>
          <table:table-cell table:style-name="ce42" table:formula="of:=[.F55]/[.F$42]" office:value-type="float" office:value="434.083333333333" calcext:value-type="float">
            <text:p>434.1</text:p>
          </table:table-cell>
          <table:table-cell table:style-name="ce42" table:formula="of:=[.G55]/[.G$42]" office:value-type="float" office:value="532.183333333333" calcext:value-type="float">
            <text:p>532.2</text:p>
          </table:table-cell>
          <table:table-cell table:style-name="ce42" table:formula="of:=[.H55]/[.H$42]" office:value-type="float" office:value="541.215277777778" calcext:value-type="float">
            <text:p>541.2</text:p>
          </table:table-cell>
          <table:table-cell table:style-name="ce42" table:formula="of:=[.I55]/[.I$42]" office:value-type="float" office:value="535.041666666667" calcext:value-type="float">
            <text:p>535.0</text:p>
          </table:table-cell>
          <table:table-cell table:style-name="ce42" table:formula="of:=[.J55]/[.J$42]" office:value-type="float" office:value="562.161458333333" calcext:value-type="float">
            <text:p>562.2</text:p>
          </table:table-cell>
          <table:table-cell table:style-name="ce46" table:formula="of:=[.K55]/[.K$42]" office:value-type="float" office:value="579.587962962963" calcext:value-type="float">
            <text:p>579.6</text:p>
          </table:table-cell>
          <table:table-cell table:style-name="ce42" table:formula="of:=[.L55]/[.L$42]" office:value-type="float" office:value="552.929166666667" calcext:value-type="float">
            <text:p>552.9</text:p>
          </table:table-cell>
          <table:table-cell table:style-name="ce46"/>
          <table:table-cell table:style-name="ce37"/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9]" office:value-type="float" office:value="-525.5" calcext:value-type="float">
            <text:p>-525.5</text:p>
          </table:table-cell>
          <table:table-cell table:style-name="ce37" table:formula="of:=[.D$46]-[.$A59]" office:value-type="float" office:value="887.583333333333" calcext:value-type="float">
            <text:p>887.6</text:p>
          </table:table-cell>
          <table:table-cell table:style-name="ce37" table:formula="of:=[.E$46]-[.$A59]" office:value-type="float" office:value="2158.75" calcext:value-type="float">
            <text:p>2158.8</text:p>
          </table:table-cell>
          <table:table-cell table:style-name="ce37" table:formula="of:=[.F$46]-[.$A59]" office:value-type="float" office:value="3236.33333333333" calcext:value-type="float">
            <text:p>3236.3</text:p>
          </table:table-cell>
          <table:table-cell table:style-name="ce37" table:formula="of:=[.G$46]-[.$A59]" office:value-type="float" office:value="4160.91666666667" calcext:value-type="float">
            <text:p>4160.9</text:p>
          </table:table-cell>
          <table:table-cell table:style-name="ce37" table:formula="of:=[.H$46]-[.$A59]" office:value-type="float" office:value="4747.29166666667" calcext:value-type="float">
            <text:p>4747.3</text:p>
          </table:table-cell>
          <table:table-cell table:style-name="ce37" table:formula="of:=[.I$46]-[.$A59]" office:value-type="float" office:value="5245.29166666667" calcext:value-type="float">
            <text:p>5245.3</text:p>
          </table:table-cell>
          <table:table-cell table:style-name="ce37" table:formula="of:=[.J$46]-[.$A59]" office:value-type="float" office:value="5997.29166666667" calcext:value-type="float">
            <text:p>5997.3</text:p>
          </table:table-cell>
          <table:table-cell table:style-name="ce37" table:formula="of:=[.K$46]-[.$A59]" office:value-type="float" office:value="6716.29166666667" calcext:value-type="float">
            <text:p>6716.3</text:p>
          </table:table-cell>
          <table:table-cell table:style-name="ce37" table:formula="of:=[.L$46]-[.$A59]" office:value-type="float" office:value="7029.29166666667" calcext:value-type="float">
            <text:p>7029.3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8]/[.C$42]" office:value-type="float" office:value="-525.5" calcext:value-type="float">
            <text:p>-525.5</text:p>
          </table:table-cell>
          <table:table-cell table:style-name="ce37" table:formula="of:=[.D58]/[.D$42]" office:value-type="float" office:value="443.791666666667" calcext:value-type="float">
            <text:p>443.8</text:p>
          </table:table-cell>
          <table:table-cell table:style-name="ce42" table:formula="of:=[.E58]/[.E$42]" office:value-type="float" office:value="719.583333333333" calcext:value-type="float">
            <text:p>719.6</text:p>
          </table:table-cell>
          <table:table-cell table:style-name="ce42" table:formula="of:=[.F58]/[.F$42]" office:value-type="float" office:value="809.083333333333" calcext:value-type="float">
            <text:p>809.1</text:p>
          </table:table-cell>
          <table:table-cell table:style-name="ce46" table:formula="of:=[.G58]/[.G$42]" office:value-type="float" office:value="832.183333333333" calcext:value-type="float">
            <text:p>832.2</text:p>
          </table:table-cell>
          <table:table-cell table:style-name="ce42" table:formula="of:=[.H58]/[.H$42]" office:value-type="float" office:value="791.215277777778" calcext:value-type="float">
            <text:p>791.2</text:p>
          </table:table-cell>
          <table:table-cell table:style-name="ce42" table:formula="of:=[.I58]/[.I$42]" office:value-type="float" office:value="749.327380952381" calcext:value-type="float">
            <text:p>749.3</text:p>
          </table:table-cell>
          <table:table-cell table:style-name="ce42" table:formula="of:=[.J58]/[.J$42]" office:value-type="float" office:value="749.661458333333" calcext:value-type="float">
            <text:p>749.7</text:p>
          </table:table-cell>
          <table:table-cell table:style-name="ce42" table:formula="of:=[.K58]/[.K$42]" office:value-type="float" office:value="746.25462962963" calcext:value-type="float">
            <text:p>746.3</text:p>
          </table:table-cell>
          <table:table-cell table:style-name="ce42" table:formula="of:=[.L58]/[.L$42]" office:value-type="float" office:value="702.929166666667" calcext:value-type="float">
            <text:p>702.9</text:p>
          </table:table-cell>
          <table:table-cell table:style-name="ce37" table:number-columns-repeated="2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11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13" table:number-rows-spanned="1">
            <text:p>raw data: emerges per image per day</text:p>
          </table:table-cell>
          <table:covered-table-cell table:number-columns-repeated="12" table:style-name="ce14" office:value-type="string" calcext:value-type="string">
            <text:p>raw data: emerges per image per day</text:p>
          </table:covered-table-cell>
          <table:table-cell table:style-name="ce14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2" table:number-columns-repeated="11"/>
          <table:table-cell table:style-name="ce3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veloper-j3-20210617-220928</text:p>
          </table:table-cell>
          <table:table-cell office:value-type="float" office:value="1462" calcext:value-type="float">
            <text:p>1462</text:p>
          </table:table-cell>
          <table:table-cell office:value-type="float" office:value="1749" calcext:value-type="float">
            <text:p>1749</text:p>
          </table:table-cell>
          <table:table-cell office:value-type="float" office:value="1421" calcext:value-type="float">
            <text:p>1421</text:p>
          </table:table-cell>
          <table:table-cell office:value-type="float" office:value="1080" calcext:value-type="float">
            <text:p>1080</text:p>
          </table:table-cell>
          <table:table-cell office:value-type="float" office:value="947" calcext:value-type="float">
            <text:p>947</text:p>
          </table:table-cell>
          <table:table-cell office:value-type="float" office:value="563" calcext:value-type="float">
            <text:p>563</text:p>
          </table:table-cell>
          <table:table-cell office:value-type="float" office:value="756" calcext:value-type="float">
            <text:p>756</text:p>
          </table:table-cell>
          <table:table-cell office:value-type="float" office:value="752" calcext:value-type="float">
            <text:p>752</text:p>
          </table:table-cell>
          <table:table-cell office:value-type="float" office:value="719" calcext:value-type="float">
            <text:p>719</text:p>
          </table:table-cell>
          <table:table-cell office:value-type="float" office:value="313" calcext:value-type="float">
            <text:p>3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7.1_no_multilib-j3_debug-20210620-175917</text:p>
          </table:table-cell>
          <table:table-cell office:value-type="float" office:value="1704" calcext:value-type="float">
            <text:p>1704</text:p>
          </table:table-cell>
          <table:table-cell office:value-type="float" office:value="1780" calcext:value-type="float">
            <text:p>1780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727" calcext:value-type="float">
            <text:p>727</text:p>
          </table:table-cell>
          <table:table-cell office:value-type="float" office:value="305" calcext:value-type="float">
            <text:p>3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_desktop_systemd-j3_debug-20210620-181008</text:p>
          </table:table-cell>
          <table:table-cell office:value-type="float" office:value="1537" calcext:value-type="float">
            <text:p>1537</text:p>
          </table:table-cell>
          <table:table-cell office:value-type="float" office:value="1471" calcext:value-type="float">
            <text:p>1471</text:p>
          </table:table-cell>
          <table:table-cell office:value-type="float" office:value="1091" calcext:value-type="float">
            <text:p>1091</text:p>
          </table:table-cell>
          <table:table-cell office:value-type="float" office:value="920" calcext:value-type="float">
            <text:p>920</text:p>
          </table:table-cell>
          <table:table-cell office:value-type="float" office:value="1033" calcext:value-type="float">
            <text:p>1033</text:p>
          </table:table-cell>
          <table:table-cell office:value-type="float" office:value="917" calcext:value-type="float">
            <text:p>917</text:p>
          </table:table-cell>
          <table:table-cell office:value-type="float" office:value="557" calcext:value-type="float">
            <text:p>55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_systemd-j3-20210620-220137</text:p>
          </table:table-cell>
          <table:table-cell office:value-type="float" office:value="1756" calcext:value-type="float">
            <text:p>1756</text:p>
          </table:table-cell>
          <table:table-cell office:value-type="float" office:value="1408" calcext:value-type="float">
            <text:p>1408</text:p>
          </table:table-cell>
          <table:table-cell office:value-type="float" office:value="989" calcext:value-type="float">
            <text:p>989</text:p>
          </table:table-cell>
          <table:table-cell office:value-type="float" office:value="1184" calcext:value-type="float">
            <text:p>1184</text:p>
          </table:table-cell>
          <table:table-cell office:value-type="float" office:value="922" calcext:value-type="float">
            <text:p>922</text:p>
          </table:table-cell>
          <table:table-cell office:value-type="float" office:value="785" calcext:value-type="float">
            <text:p>785</text:p>
          </table:table-cell>
          <table:table-cell office:value-type="float" office:value="374" calcext:value-type="float">
            <text:p>37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_desktop_plasma-j3-20210621-104403</text:p>
          </table:table-cell>
          <table:table-cell office:value-type="float" office:value="1439" calcext:value-type="float">
            <text:p>1439</text:p>
          </table:table-cell>
          <table:table-cell office:value-type="float" office:value="1388" calcext:value-type="float">
            <text:p>1388</text:p>
          </table:table-cell>
          <table:table-cell office:value-type="float" office:value="893" calcext:value-type="float">
            <text:p>893</text:p>
          </table:table-cell>
          <table:table-cell office:value-type="float" office:value="1125" calcext:value-type="float">
            <text:p>1125</text:p>
          </table:table-cell>
          <table:table-cell office:value-type="float" office:value="869" calcext:value-type="float">
            <text:p>869</text:p>
          </table:table-cell>
          <table:table-cell office:value-type="float" office:value="560" calcext:value-type="float">
            <text:p>56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7.1_desktop_gnome_systemd-j3-20210621-181751</text:p>
          </table:table-cell>
          <table:table-cell office:value-type="float" office:value="1179" calcext:value-type="float">
            <text:p>1179</text:p>
          </table:table-cell>
          <table:table-cell office:value-type="float" office:value="1271" calcext:value-type="float">
            <text:p>1271</text:p>
          </table:table-cell>
          <table:table-cell office:value-type="float" office:value="1030" calcext:value-type="float">
            <text:p>1030</text:p>
          </table:table-cell>
          <table:table-cell office:value-type="float" office:value="950" calcext:value-type="float">
            <text:p>950</text:p>
          </table:table-cell>
          <table:table-cell office:value-type="float" office:value="939" calcext:value-type="float">
            <text:p>939</text:p>
          </table:table-cell>
          <table:table-cell office:value-type="float" office:value="533" calcext:value-type="float">
            <text:p>5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7.1_hardened-j3-20210621-211744</text:p>
          </table:table-cell>
          <table:table-cell office:value-type="float" office:value="1718" calcext:value-type="float">
            <text:p>1718</text:p>
          </table:table-cell>
          <table:table-cell office:value-type="float" office:value="1323" calcext:value-type="float">
            <text:p>1323</text:p>
          </table:table-cell>
          <table:table-cell office:value-type="float" office:value="1403" calcext:value-type="float">
            <text:p>1403</text:p>
          </table:table-cell>
          <table:table-cell office:value-type="float" office:value="1030" calcext:value-type="float">
            <text:p>1030</text:p>
          </table:table-cell>
          <table:table-cell office:value-type="float" office:value="939" calcext:value-type="float">
            <text:p>939</text:p>
          </table:table-cell>
          <table:table-cell office:value-type="float" office:value="507" calcext:value-type="float">
            <text:p>5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7.1_desktop-j3-20210621-234803</text:p>
          </table:table-cell>
          <table:table-cell office:value-type="float" office:value="1351" calcext:value-type="float">
            <text:p>1351</text:p>
          </table:table-cell>
          <table:table-cell office:value-type="float" office:value="933" calcext:value-type="float">
            <text:p>933</text:p>
          </table:table-cell>
          <table:table-cell office:value-type="float" office:value="1466" calcext:value-type="float">
            <text:p>1466</text:p>
          </table:table-cell>
          <table:table-cell office:value-type="float" office:value="1220" calcext:value-type="float">
            <text:p>1220</text:p>
          </table:table-cell>
          <table:table-cell office:value-type="float" office:value="970" calcext:value-type="float">
            <text:p>970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7.1_no_multilib_hardened-j3-20210622-104339</text:p>
          </table:table-cell>
          <table:table-cell office:value-type="float" office:value="1682" calcext:value-type="float">
            <text:p>1682</text:p>
          </table:table-cell>
          <table:table-cell office:value-type="float" office:value="1520" calcext:value-type="float">
            <text:p>1520</text:p>
          </table:table-cell>
          <table:table-cell office:value-type="float" office:value="1536" calcext:value-type="float">
            <text:p>1536</text:p>
          </table:table-cell>
          <table:table-cell office:value-type="float" office:value="1171" calcext:value-type="float">
            <text:p>1171</text:p>
          </table:table-cell>
          <table:table-cell office:value-type="float" office:value="865" calcext:value-type="float">
            <text:p>86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.1_desktop_gnome-j3-20210622-121719</text:p>
          </table:table-cell>
          <table:table-cell office:value-type="float" office:value="1376" calcext:value-type="float">
            <text:p>1376</text:p>
          </table:table-cell>
          <table:table-cell office:value-type="float" office:value="1226" calcext:value-type="float">
            <text:p>1226</text:p>
          </table:table-cell>
          <table:table-cell office:value-type="float" office:value="1322" calcext:value-type="float">
            <text:p>1322</text:p>
          </table:table-cell>
          <table:table-cell office:value-type="float" office:value="981" calcext:value-type="float">
            <text:p>981</text:p>
          </table:table-cell>
          <table:table-cell office:value-type="float" office:value="796" calcext:value-type="float">
            <text:p>79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.1-j3-20210622-121844</text:p>
          </table:table-cell>
          <table:table-cell office:value-type="float" office:value="1401" calcext:value-type="float">
            <text:p>1401</text:p>
          </table:table-cell>
          <table:table-cell office:value-type="float" office:value="1556" calcext:value-type="float">
            <text:p>1556</text:p>
          </table:table-cell>
          <table:table-cell office:value-type="float" office:value="1536" calcext:value-type="float">
            <text:p>1536</text:p>
          </table:table-cell>
          <table:table-cell office:value-type="float" office:value="1048" calcext:value-type="float">
            <text:p>1048</text:p>
          </table:table-cell>
          <table:table-cell office:value-type="float" office:value="992" calcext:value-type="float">
            <text:p>99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.1_desktop_plasma_systemd-j3-20210622-144814</text:p>
          </table:table-cell>
          <table:table-cell office:value-type="float" office:value="1089" calcext:value-type="float">
            <text:p>1089</text:p>
          </table:table-cell>
          <table:table-cell office:value-type="float" office:value="1332" calcext:value-type="float">
            <text:p>1332</text:p>
          </table:table-cell>
          <table:table-cell office:value-type="float" office:value="1331" calcext:value-type="float">
            <text:p>1331</text:p>
          </table:table-cell>
          <table:table-cell office:value-type="float" office:value="1173" calcext:value-type="float">
            <text:p>1173</text:p>
          </table:table-cell>
          <table:table-cell office:value-type="float" office:value="774" calcext:value-type="float">
            <text:p>774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0:42:45.355737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6-27T10:44:21.733447156</dc:date>
    <dc:creator>Toralf Förster</dc:creator>
    <meta:editing-duration>PT18H15M5S</meta:editing-duration>
    <meta:editing-cycles>92</meta:editing-cycles>
    <meta:generator>LibreOffice/7.1.3.2$Linux_X86_64 LibreOffice_project/10$Build-2</meta:generator>
    <meta:document-statistic meta:table-count="1" meta:cell-count="2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7cm" svg:height="14.477cm" xlink:href=".." xlink:type="simple" chart:class="chart:line" chart:style-name="ch1">
        <chart:title svg:x="6.107cm" svg:y="0.424cm" chart:style-name="ch2">
          <text:p>emerges per day wrt dependency overhead
</text:p>
        </chart:title>
        <chart:legend chart:legend-position="end" svg:x="18.842cm" svg:y="6.192cm" style:legend-expansion="high" chart:style-name="ch3"/>
        <chart:plot-area chart:style-name="ch4" table:cell-range-address="Sheet1.A50:Sheet1.A50 Sheet1.C50:Sheet1.N50 Sheet1.A53:Sheet1.A53 Sheet1.C53:Sheet1.N53 Sheet1.A56:Sheet1.A56 Sheet1.C56:Sheet1.N56 Sheet1.A59:Sheet1.A59 Sheet1.C59:Sheet1.N59" chart:data-source-has-labels="column" svg:x="0.659cm" svg:y="1.546cm" svg:width="17.68cm" svg:height="12.694cm">
          <chart:coordinate-region svg:x="2.048cm" svg:y="1.745cm" svg:width="16.104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50:Sheet1.N50" chart:label-cell-address="Sheet1.A50:Sheet1.A50" chart:class="chart:line">
            <chart:data-point chart:repeated="12"/>
          </chart:series>
          <chart:series chart:style-name="ch10" chart:values-cell-range-address="Sheet1.C53:Sheet1.N53" chart:label-cell-address="Sheet1.A53:Sheet1.A53" chart:class="chart:line">
            <chart:data-point chart:repeated="12"/>
          </chart:series>
          <chart:series chart:style-name="ch11" chart:values-cell-range-address="Sheet1.C56:Sheet1.N56" chart:label-cell-address="Sheet1.A56:Sheet1.A56" chart:class="chart:line">
            <chart:data-point chart:repeated="12"/>
          </chart:series>
          <chart:series chart:style-name="ch12" chart:values-cell-range-address="Sheet1.C59:Sheet1.N59" chart:label-cell-address="Sheet1.A59:Sheet1.A5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500</text:p>
                <draw:g>
                  <svg:desc>Sheet1.A50:Sheet1.A50</svg:desc>
                </draw:g>
              </table:table-cell>
              <table:table-cell office:value-type="float" office:value="-5025.5">
                <text:p>-5025.5</text:p>
                <draw:g>
                  <svg:desc>Sheet1.C50:Sheet1.N50</svg:desc>
                </draw:g>
              </table:table-cell>
              <table:table-cell office:value-type="float" office:value="-1806.20833333333">
                <text:p>-1806.20833333333</text:p>
              </table:table-cell>
              <table:table-cell office:value-type="float" office:value="-780.416666666667">
                <text:p>-780.416666666667</text:p>
              </table:table-cell>
              <table:table-cell office:value-type="float" office:value="-315.916666666667">
                <text:p>-315.916666666667</text:p>
              </table:table-cell>
              <table:table-cell office:value-type="float" office:value="-67.8166666666668">
                <text:p>-67.8166666666668</text:p>
              </table:table-cell>
              <table:table-cell office:value-type="float" office:value="41.2152777777777">
                <text:p>41.2152777777777</text:p>
              </table:table-cell>
              <table:table-cell office:value-type="float" office:value="106.470238095238">
                <text:p>106.470238095238</text:p>
              </table:table-cell>
              <table:table-cell office:value-type="float" office:value="187.161458333333">
                <text:p>187.161458333333</text:p>
              </table:table-cell>
              <table:table-cell office:value-type="float" office:value="246.25462962963">
                <text:p>246.25462962963</text:p>
              </table:table-cell>
              <table:table-cell office:value-type="float" office:value="252.929166666667">
                <text:p>252.9291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53:Sheet1.A53</svg:desc>
                </draw:g>
              </table:table-cell>
              <table:table-cell office:value-type="float" office:value="-3525.5">
                <text:p>-3525.5</text:p>
                <draw:g>
                  <svg:desc>Sheet1.C53:Sheet1.N53</svg:desc>
                </draw:g>
              </table:table-cell>
              <table:table-cell office:value-type="float" office:value="-1056.20833333333">
                <text:p>-1056.20833333333</text:p>
              </table:table-cell>
              <table:table-cell office:value-type="float" office:value="-280.416666666667">
                <text:p>-280.416666666667</text:p>
              </table:table-cell>
              <table:table-cell office:value-type="float" office:value="59.0833333333333">
                <text:p>59.0833333333333</text:p>
              </table:table-cell>
              <table:table-cell office:value-type="float" office:value="232.183333333333">
                <text:p>232.183333333333</text:p>
              </table:table-cell>
              <table:table-cell office:value-type="float" office:value="291.215277777778">
                <text:p>291.215277777778</text:p>
              </table:table-cell>
              <table:table-cell office:value-type="float" office:value="320.755952380952">
                <text:p>320.755952380952</text:p>
              </table:table-cell>
              <table:table-cell office:value-type="float" office:value="374.661458333333">
                <text:p>374.661458333333</text:p>
              </table:table-cell>
              <table:table-cell office:value-type="float" office:value="412.921296296296">
                <text:p>412.921296296296</text:p>
              </table:table-cell>
              <table:table-cell office:value-type="float" office:value="402.929166666667">
                <text:p>402.9291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56:Sheet1.A56</svg:desc>
                </draw:g>
              </table:table-cell>
              <table:table-cell office:value-type="float" office:value="-2025.5">
                <text:p>-2025.5</text:p>
                <draw:g>
                  <svg:desc>Sheet1.C56:Sheet1.N56</svg:desc>
                </draw:g>
              </table:table-cell>
              <table:table-cell office:value-type="float" office:value="-306.208333333333">
                <text:p>-306.208333333333</text:p>
              </table:table-cell>
              <table:table-cell office:value-type="float" office:value="219.583333333333">
                <text:p>219.583333333333</text:p>
              </table:table-cell>
              <table:table-cell office:value-type="float" office:value="434.083333333333">
                <text:p>434.083333333333</text:p>
              </table:table-cell>
              <table:table-cell office:value-type="float" office:value="532.183333333333">
                <text:p>532.183333333333</text:p>
              </table:table-cell>
              <table:table-cell office:value-type="float" office:value="541.215277777778">
                <text:p>541.215277777778</text:p>
              </table:table-cell>
              <table:table-cell office:value-type="float" office:value="535.041666666667">
                <text:p>535.041666666667</text:p>
              </table:table-cell>
              <table:table-cell office:value-type="float" office:value="562.161458333333">
                <text:p>562.161458333333</text:p>
              </table:table-cell>
              <table:table-cell office:value-type="float" office:value="579.587962962963">
                <text:p>579.587962962963</text:p>
              </table:table-cell>
              <table:table-cell office:value-type="float" office:value="552.929166666667">
                <text:p>552.9291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9:Sheet1.A59</svg:desc>
                </draw:g>
              </table:table-cell>
              <table:table-cell office:value-type="float" office:value="-525.5">
                <text:p>-525.5</text:p>
                <draw:g>
                  <svg:desc>Sheet1.C59:Sheet1.N59</svg:desc>
                </draw:g>
              </table:table-cell>
              <table:table-cell office:value-type="float" office:value="443.791666666667">
                <text:p>443.791666666667</text:p>
              </table:table-cell>
              <table:table-cell office:value-type="float" office:value="719.583333333333">
                <text:p>719.583333333333</text:p>
              </table:table-cell>
              <table:table-cell office:value-type="float" office:value="809.083333333333">
                <text:p>809.083333333333</text:p>
              </table:table-cell>
              <table:table-cell office:value-type="float" office:value="832.183333333333">
                <text:p>832.183333333333</text:p>
              </table:table-cell>
              <table:table-cell office:value-type="float" office:value="791.215277777778">
                <text:p>791.215277777778</text:p>
              </table:table-cell>
              <table:table-cell office:value-type="float" office:value="749.327380952381">
                <text:p>749.327380952381</text:p>
              </table:table-cell>
              <table:table-cell office:value-type="float" office:value="749.661458333333">
                <text:p>749.661458333333</text:p>
              </table:table-cell>
              <table:table-cell office:value-type="float" office:value="746.25462962963">
                <text:p>746.25462962963</text:p>
              </table:table-cell>
              <table:table-cell office:value-type="float" office:value="702.929166666667">
                <text:p>702.9291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